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ree Serif" svg:font-family="'Bree Serif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558f" officeooo:paragraph-rsid="000c558f"/>
    </style:style>
    <style:style style:name="P2" style:family="paragraph" style:parent-style-name="Standard">
      <style:text-properties officeooo:rsid="000d461d" officeooo:paragraph-rsid="000d461d"/>
    </style:style>
    <style:style style:name="P3" style:family="paragraph" style:parent-style-name="Standard">
      <style:text-properties officeooo:rsid="000df6b3" officeooo:paragraph-rsid="000df6b3"/>
    </style:style>
    <style:style style:name="P4" style:family="paragraph" style:parent-style-name="Standard">
      <style:text-properties officeooo:rsid="000ef5ef" officeooo:paragraph-rsid="000ef5ef"/>
    </style:style>
    <style:style style:name="P5" style:family="paragraph" style:parent-style-name="Standard">
      <style:text-properties officeooo:rsid="000f5aef" officeooo:paragraph-rsid="000f5aef"/>
    </style:style>
    <style:style style:name="P6" style:family="paragraph" style:parent-style-name="Standard">
      <style:text-properties officeooo:rsid="000ff6cf" officeooo:paragraph-rsid="000ff6cf"/>
    </style:style>
    <style:style style:name="P7" style:family="paragraph" style:parent-style-name="Standard">
      <style:text-properties officeooo:rsid="0011d681" officeooo:paragraph-rsid="0011d681"/>
    </style:style>
    <style:style style:name="P8" style:family="paragraph" style:parent-style-name="Standard">
      <style:text-properties officeooo:rsid="00135d3c" officeooo:paragraph-rsid="00135d3c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5228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52281" officeooo:paragraph-rsid="00152281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5f7c8" style:font-size-asian="12pt" style:font-size-complex="12pt"/>
    </style:style>
    <style:style style:name="P13" style:family="paragraph" style:parent-style-name="Text_20_body">
      <style:text-properties style:font-name="Liberation Serif" fo:font-size="12pt" officeooo:paragraph-rsid="0015f7c8" style:font-size-asian="12pt" style:font-size-complex="12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5f7c8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" fo:font-size="12pt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" fo:font-size="12pt" officeooo:paragraph-rsid="0015f7c8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" fo:font-size="12pt" officeooo:paragraph-rsid="0016095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Serif" fo:font-size="12pt" officeooo:rsid="0015f7c8" officeooo:paragraph-rsid="0015f7c8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5f7c8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f7c8" officeooo:paragraph-rsid="0016095b" style:text-blinking="false" fo:background-color="transparent" style:font-size-asian="12pt" style:font-size-complex="12pt"/>
    </style:style>
    <style:style style:name="T1" style:family="text">
      <style:text-properties officeooo:rsid="00135d3c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16095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f7c8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7c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2281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095b" style:text-blinking="false" fo:background-color="transparent" loext:char-shading-value="0"/>
    </style:style>
    <style:style style:name="T10" style:family="text">
      <style:text-properties officeooo:rsid="0015f7c8"/>
    </style:style>
    <style:style style:name="T11" style:family="text">
      <style:text-properties officeooo:rsid="0016095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)</text:span></text:p>
      <text:p text:style-name="P1"/>
      <text:p text:style-name="P8">a.</text:p>
      <text:p text:style-name="P1"/>
      <text:p text:style-name="P2">select code,name from</text:p>
      <text:p text:style-name="P2">(</text:p>
      <text:p text:style-name="P2">select code from</text:p>
      <text:p text:style-name="P2">(</text:p>
      <text:p text:style-name="P2">select code,stock,reorderlevel,sum from</text:p>
      <text:p text:style-name="P2">(</text:p>
      <text:p text:style-name="P2">select itemcode,sum(qty) from salesdetails group by itemcode</text:p>
      <text:p text:style-name="P2">)</text:p>
      <text:p text:style-name="P2">as r1 join items on (r1.itemcode=items.code)</text:p>
      <text:p text:style-name="P2">)</text:p>
      <text:p text:style-name="P2">as r2 where (stock-sum)&lt;reorderlevel</text:p>
      <text:p text:style-name="P2">)</text:p>
      <text:p text:style-name="P2">as r3 natural join items</text:p>
      <text:p text:style-name="P2"/>
      <text:p text:style-name="P2"><text:span text:style-name="T1">b</text:span>.</text:p>
      <text:p text:style-name="P2"/>
      <text:p text:style-name="P3">select invno,invdate,total_sale from</text:p>
      <text:p text:style-name="P3">(</text:p>
      <text:p text:style-name="P3">select invno,sum((qty*rate)) as total_sale from salesdetails group by invno</text:p>
      <text:p text:style-name="P3">)</text:p>
      <text:p text:style-name="P3">as r1 natural join sales order by invno</text:p>
      <text:p text:style-name="P3"/>
      <text:p text:style-name="P3"><text:span text:style-name="T1">c</text:span>.</text:p>
      <text:p text:style-name="P3"/>
      <text:p text:style-name="P4">select itemcode,name,((avg_sale-averagepurchaseprice)*100/averagepurchaseprice) as profit from</text:p>
      <text:p text:style-name="P4">( </text:p>
      <text:p text:style-name="P4">select itemcode,sum((qty*rate))/sum(qty) as avg_sale from salesdetails group by itemcode order by itemcode</text:p>
      <text:p text:style-name="P4">)</text:p>
      <text:p text:style-name="P4">as r1 join items on r1.itemcode=items.code where ((avg_sale-averagepurchaseprice)*100/averagepurchaseprice)&gt;30 </text:p>
      <text:p text:style-name="P4"><text:s/></text:p>
      <text:p text:style-name="P4"><text:span text:style-name="T1">d</text:span>.</text:p>
      <text:p text:style-name="P4"/>
      <text:p text:style-name="P5">select name,customerno,years from</text:p>
      <text:p text:style-name="P5">(</text:p>
      <text:p text:style-name="P5">select customerno,s3.years from</text:p>
      <text:p text:style-name="P5">(</text:p>
      <text:p text:style-name="P5">select max(purchase) as maximum,years from</text:p>
      <text:p text:style-name="P5">(</text:p>
      <text:p text:style-name="P5">select customerno,sum(purchase) as purchase,years from</text:p>
      <text:p text:style-name="P5">(</text:p>
      <text:p text:style-name="P5">select invno,customerno,purchase,extract (year from invdate) as years from</text:p>
      <text:p text:style-name="P5">(</text:p>
      <text:p text:style-name="P5">select invno,sum((qty*rate)) purchase from salesdetails group by invno</text:p>
      <text:p text:style-name="P5"><text:soft-page-break/>)</text:p>
      <text:p text:style-name="P5">as r1 natural join sales</text:p>
      <text:p text:style-name="P5">)</text:p>
      <text:p text:style-name="P5">as r2 group by customerno,years</text:p>
      <text:p text:style-name="P5">)</text:p>
      <text:p text:style-name="P5">as r3 group by years</text:p>
      <text:p text:style-name="P5">)</text:p>
      <text:p text:style-name="P5">as r4 join</text:p>
      <text:p text:style-name="P5">(</text:p>
      <text:p text:style-name="P5">select customerno,sum(purchase) as purchase,years from</text:p>
      <text:p text:style-name="P5">(</text:p>
      <text:p text:style-name="P5">select invno,customerno,purchase,extract (year from invdate) as years from</text:p>
      <text:p text:style-name="P5">(</text:p>
      <text:p text:style-name="P5">select invno,sum((qty*rate)) purchase from salesdetails group by invno</text:p>
      <text:p text:style-name="P5">)</text:p>
      <text:p text:style-name="P5">as s1 natural join sales</text:p>
      <text:p text:style-name="P5">)</text:p>
      <text:p text:style-name="P5">as s2 group by customerno,years</text:p>
      <text:p text:style-name="P5">)</text:p>
      <text:p text:style-name="P5">as s3 on r4.maximum=s3.purchase</text:p>
      <text:p text:style-name="P5">)</text:p>
      <text:p text:style-name="P5">as r5 join customer on r5.customerno=customer.custno</text:p>
      <text:p text:style-name="P5"/>
      <text:p text:style-name="P5"><text:span text:style-name="T1">e</text:span>.</text:p>
      <text:p text:style-name="P5"/>
      <text:p text:style-name="P6">select name,customerno,s3.years,s3.profit from</text:p>
      <text:p text:style-name="P6">(</text:p>
      <text:p text:style-name="P6">select extract (year from invdate) as years,max(profit) as profit from</text:p>
      <text:p text:style-name="P6">(</text:p>
      <text:p text:style-name="P6">select invno,sum((qty*(rate-averagepurchaseprice))) as profit from</text:p>
      <text:p text:style-name="P6">(</text:p>
      <text:p text:style-name="P6">select salesdetails.*,averagepurchaseprice from salesdetails join items on salesdetails.itemcode=items.code order by invno</text:p>
      <text:p text:style-name="P6">)</text:p>
      <text:p text:style-name="P6">as r1 group by invno</text:p>
      <text:p text:style-name="P6">)</text:p>
      <text:p text:style-name="P6">as r2 join sales on sales.invno=r2.invno group by years</text:p>
      <text:p text:style-name="P6">)</text:p>
      <text:p text:style-name="P6">as r3 join</text:p>
      <text:p text:style-name="P6">(</text:p>
      <text:p text:style-name="P6">select customerno,extract (year from invdate) as years,profit from</text:p>
      <text:p text:style-name="P6">(</text:p>
      <text:p text:style-name="P6">select invno,sum((qty*(rate-averagepurchaseprice))) as profit from</text:p>
      <text:p text:style-name="P6">(</text:p>
      <text:p text:style-name="P6">select salesdetails.*,averagepurchaseprice from salesdetails join items on salesdetails.itemcode=items.code order by invno</text:p>
      <text:p text:style-name="P6">)</text:p>
      <text:p text:style-name="P6">as s1 group by invno</text:p>
      <text:p text:style-name="P6">)</text:p>
      <text:p text:style-name="P6"><text:soft-page-break/>as s2 join sales on sales.invno=s2.invno</text:p>
      <text:p text:style-name="P6">)</text:p>
      <text:p text:style-name="P6">as s3 on r3.profit=s3.profit join customer on s3.customerno=customer.custno order by s3.years</text:p>
      <text:p text:style-name="P6"/>
      <text:p text:style-name="P6"><text:span text:style-name="T1">f</text:span>.</text:p>
      <text:p text:style-name="P6"/>
      <text:p text:style-name="P7">select itemcode,name,r2.years from</text:p>
      <text:p text:style-name="P7">(</text:p>
      <text:p text:style-name="P7">select years,max(total_qty) from</text:p>
      <text:p text:style-name="P7">(</text:p>
      <text:p text:style-name="P7">select itemcode,extract (year from invdate) as years,sum(qty) as total_qty from salesdetails natural join sales group by years,itemcode order by itemcode</text:p>
      <text:p text:style-name="P7">)</text:p>
      <text:p text:style-name="P7">as r1 group by years</text:p>
      <text:p text:style-name="P7">)</text:p>
      <text:p text:style-name="P7">as r2 join</text:p>
      <text:p text:style-name="P7">(</text:p>
      <text:p text:style-name="P7">select itemcode,extract (year from invdate) as years,sum(qty) as total_qty from salesdetails natural join sales group by years,itemcode order by itemcode</text:p>
      <text:p text:style-name="P7">)</text:p>
      <text:p text:style-name="P7">as s1 on r2.max=s1.total_qty join items on s1.itemcode=items.code order by years</text:p>
      <text:p text:style-name="P7"/>
      <text:p text:style-name="P7"><text:span text:style-name="T1">g</text:span>.</text:p>
      <text:p text:style-name="P7"/>
      <text:p text:style-name="P8">select name,s2.itemcode,s2.profit,s2.years from</text:p>
      <text:p text:style-name="P8">(</text:p>
      <text:p text:style-name="P8">select max(profit) as profit,years from</text:p>
      <text:p text:style-name="P8">(</text:p>
      <text:p text:style-name="P8">select sum(profit) as profit,itemcode,extract (year from invdate) as years from</text:p>
      <text:p text:style-name="P8">(</text:p>
      <text:p text:style-name="P8">select invno,itemcode,(qty*(rate-averagepurchaseprice)) as profit from salesdetails join items on salesdetails.itemcode=items.code order by invno</text:p>
      <text:p text:style-name="P8">)</text:p>
      <text:p text:style-name="P8">as r1 natural join sales group by itemcode,years order by years</text:p>
      <text:p text:style-name="P8">)</text:p>
      <text:p text:style-name="P8">as r2 group by years</text:p>
      <text:p text:style-name="P8">)</text:p>
      <text:p text:style-name="P8">as r3 join</text:p>
      <text:p text:style-name="P8">(</text:p>
      <text:p text:style-name="P8">select sum(profit) as profit,itemcode,extract (year from invdate) as years from</text:p>
      <text:p text:style-name="P8">(</text:p>
      <text:p text:style-name="P8">select invno,itemcode,(qty*(rate-averagepurchaseprice)) as profit from salesdetails join items on salesdetails.itemcode=items.code order by invno</text:p>
      <text:p text:style-name="P8">)</text:p>
      <text:p text:style-name="P8">as s1 natural join sales group by itemcode,years order by years</text:p>
      <text:p text:style-name="P8">)</text:p>
      <text:p text:style-name="P8">as s2 on s2.profit=r3.profit and s2.years=r3.years join items on s2.itemcode=items.code</text:p>
      <text:p text:style-name="P8"/>
      <text:p text:style-name="P8">2)</text:p>
      <text:p text:style-name="P8"><text:soft-page-break/></text:p>
      <text:p text:style-name="P8">a.</text:p>
      <text:p text:style-name="P8"/>
      <text:p text:style-name="P10"><text:bookmark text:name="docs-internal-guid-e8687ed5-679c-e3b7-d4fd-0171ab9b7015"/><text:span text:style-name="T10">select</text:span> r2.instructorid, r2.semester, r2.acadyear, r3.courseno <text:span text:style-name="T10">from</text:span></text:p>
      <text:p text:style-name="P12"><text:span text:style-name="T6">(</text:span></text:p>
      <text:p text:style-name="P12"><text:span text:style-name="T7">select</text:span><text:span text:style-name="T6"> instructorid, semester, acadyear </text:span><text:span text:style-name="T7">from</text:span></text:p>
      <text:p text:style-name="P12"><text:span text:style-name="T6">(</text:span></text:p>
      <text:p text:style-name="P12"><text:span text:style-name="T7">select </text:span><text:span text:style-name="T6">instructorid, semester, acadyear, count(courseno) </text:span><text:span text:style-name="T7">from</text:span><text:span text:style-name="T6"> offers </text:span><text:span text:style-name="T7">group by</text:span><text:span text:style-name="T6"> instructorid,semester,acadyear </text:span><text:span text:style-name="T7">order by</text:span><text:span text:style-name="T6"> instructorid</text:span></text:p>
      <text:p text:style-name="P12"><text:span text:style-name="T6">)</text:span></text:p>
      <text:p text:style-name="P12"><text:span text:style-name="T7">as</text:span><text:span text:style-name="T6"> r1 </text:span><text:span text:style-name="T7">where</text:span><text:span text:style-name="T6"> count&gt;=2</text:span></text:p>
      <text:p text:style-name="P12"><text:span text:style-name="T6">)</text:span></text:p>
      <text:p text:style-name="P12"><text:span text:style-name="T7">as</text:span><text:span text:style-name="T6"> r2 </text:span><text:span text:style-name="T7">join</text:span><text:span text:style-name="T6"> offers </text:span><text:span text:style-name="T7">a</text:span><text:span text:style-name="T6"> r3 on ( r2.instructorid = r3.instructorid ) and (r2.semester =</text:span></text:p>
      <text:p text:style-name="P9"><text:span text:style-name="T2"><text:s/></text:span><text:span text:style-name="T6">r3.semester ) and ( r2.acadyear = r3.acadyear )</text:span></text:p>
      <text:p text:style-name="P9"><text:span text:style-name="T6"/></text:p>
      <text:p text:style-name="P11"><text:span text:style-name="T6">b.</text:span></text:p>
      <text:p text:style-name="P11"><text:span text:style-name="T6"/></text:p>
      <text:p text:style-name="P13"><text:bookmark text:name="docs-internal-guid-e8687ed5-67a1-82bf-ed02-e6de25bc2ef9"/><text:span text:style-name="T7">select</text:span><text:span text:style-name="T8"> studentid, sum as credits , semester, acadyear, batch, progid </text:span><text:span text:style-name="T7">from</text:span></text:p>
      <text:p text:style-name="P13"><text:span text:style-name="T6">(</text:span></text:p>
      <text:p text:style-name="P13"><text:span text:style-name="T7">select</text:span><text:span text:style-name="T6"> studentid, sum(credit), semester, acadyear </text:span><text:span text:style-name="T7">from</text:span></text:p>
      <text:p text:style-name="P17"><text:span text:style-name="T6">(</text:span></text:p>
      <text:p text:style-name="P17"><text:span text:style-name="T7">select</text:span><text:span text:style-name="T6"> * </text:span><text:span text:style-name="T7">from</text:span><text:span text:style-name="T6"> course </text:span><text:span text:style-name="T7">natural join</text:span><text:span text:style-name="T6"> registers </text:span></text:p>
      <text:p text:style-name="P17"><text:span text:style-name="T6">) </text:span></text:p>
      <text:p text:style-name="P17"><text:span text:style-name="T7">as</text:span><text:span text:style-name="T6"> r1 </text:span><text:span text:style-name="T7">group by</text:span><text:span text:style-name="T6"> studentid, acadyear, semester</text:span></text:p>
      <text:p text:style-name="P17"><text:span text:style-name="T6">)</text:span></text:p>
      <text:p text:style-name="P14"><text:span text:style-name="T5">as</text:span><text:span text:style-name="T4"> r2 </text:span><text:span text:style-name="T5">natural join</text:span><text:span text:style-name="T4"> student </text:span><text:span text:style-name="T5">order by</text:span><text:span text:style-name="T4"> semester, acadyear, batch, progid</text:span></text:p>
      <text:p text:style-name="P15"><text:span text:style-name="T4"/></text:p>
      <text:p text:style-name="P15"><text:span text:style-name="T5">c.</text:span></text:p>
      <text:p text:style-name="P15"><text:span text:style-name="T5"/></text:p>
      <text:p text:style-name="P20"><text:bookmark text:name="docs-internal-guid-e8687ed5-67a4-a795-d173-bf142262ccf3"/><text:span text:style-name="T11">select studentid, name, sum AS total_credit, semester, acadyear, batch, progid from</text:span></text:p>
      <text:p text:style-name="P18"><text:span text:style-name="T6">(</text:span></text:p>
      <text:p text:style-name="P18"><text:span text:style-name="T9">select</text:span><text:span text:style-name="T6"> studentid, sum(credit), semester, acadyear </text:span><text:span text:style-name="T9">from</text:span></text:p>
      <text:p text:style-name="P18"><text:span text:style-name="T6">(</text:span></text:p>
      <text:p text:style-name="P18"><text:span text:style-name="T9">select</text:span><text:span text:style-name="T6"> * </text:span><text:span text:style-name="T9">from</text:span><text:span text:style-name="T6"> course</text:span><text:span text:style-name="T2"> </text:span><text:span text:style-name="T3">natural join</text:span><text:span text:style-name="T6"> registers</text:span></text:p>
      <text:p text:style-name="P18"><text:span text:style-name="T6">)</text:span></text:p>
      <text:p text:style-name="P18"><text:span text:style-name="T9">as</text:span><text:span text:style-name="T6"> r1 </text:span><text:span text:style-name="T9">group by</text:span><text:span text:style-name="T6"> studentid, acadyear, semester </text:span></text:p>
      <text:p text:style-name="P18"><text:span text:style-name="T6">)</text:span></text:p>
      <text:p text:style-name="P18"><text:span text:style-name="T9">as</text:span><text:span text:style-name="T6"> r2 </text:span><text:span text:style-name="T9">natural join</text:span><text:span text:style-name="T6"> student </text:span><text:span text:style-name="T9">where</text:span><text:span text:style-name="T6"> (sum &lt;10 or sum&gt;20) and batch = 2007 and progid =</text:span></text:p>
      <text:p text:style-name="P18"><text:span text:style-name="T6"><text:s/>(</text:span></text:p>
      <text:p text:style-name="P18"><text:soft-page-break/><text:span text:style-name="T9">select</text:span><text:span text:style-name="T6"> progid </text:span><text:span text:style-name="T9">from</text:span><text:span text:style-name="T6"> program </text:span><text:span text:style-name="T9">where </text:span><text:span text:style-name="T6">progname ='Btech(CS)'</text:span></text:p>
      <text:p text:style-name="P18"><text:span text:style-name="T6">)</text:span></text:p>
      <text:p text:style-name="P18"><text:span text:style-name="T9">order by</text:span><text:span text:style-name="T6"> semester, acadyear, batch, progid</text:span></text:p>
      <text:p text:style-name="P16"><text:span text:style-name="T6"/></text:p>
      <text:p text:style-name="P19"><text:span text:style-name="T6">d.</text:span></text:p>
      <text:p text:style-name="P19"><text:span text:style-name="T6"/></text:p>
      <text:p text:style-name="P21"><text:span text:style-name="T11">select</text:span> studentid, "name" <text:span text:style-name="T11">from</text:span></text:p>
      <text:p text:style-name="P18"><text:span text:style-name="T6">(</text:span></text:p>
      <text:p text:style-name="P18"><text:span text:style-name="T9">select</text:span><text:span text:style-name="T6"> * </text:span><text:span text:style-name="T9">from</text:span></text:p>
      <text:p text:style-name="P18"><text:span text:style-name="T6">(</text:span></text:p>
      <text:p text:style-name="P18"><text:span text:style-name="T9">select</text:span><text:span text:style-name="T6"> studentid, count(grade) </text:span><text:span text:style-name="T9">from</text:span></text:p>
      <text:p text:style-name="P18"><text:span text:style-name="T6">(</text:span></text:p>
      <text:p text:style-name="P18"><text:span text:style-name="T9">select</text:span><text:span text:style-name="T6"> * </text:span><text:span text:style-name="T9">from</text:span><text:span text:style-name="T6"> registers </text:span><text:span text:style-name="T9">where</text:span><text:span text:style-name="T6"> grade='FF'</text:span></text:p>
      <text:p text:style-name="P18"><text:span text:style-name="T6">) </text:span></text:p>
      <text:p text:style-name="P18"><text:span text:style-name="T9">as</text:span><text:span text:style-name="T6"> r1 </text:span><text:span text:style-name="T9">group by</text:span><text:span text:style-name="T6"> studentid</text:span></text:p>
      <text:p text:style-name="P18"><text:span text:style-name="T6">)</text:span></text:p>
      <text:p text:style-name="P18"><text:span text:style-name="T2"><text:s/></text:span><text:span text:style-name="T3">as</text:span><text:span text:style-name="T6"> r2 </text:span><text:span text:style-name="T9">where</text:span><text:span text:style-name="T6"> count&gt;3</text:span></text:p>
      <text:p text:style-name="P18"><text:span text:style-name="T6">)</text:span></text:p>
      <text:p text:style-name="P16"><text:span text:style-name="T2"><text:s/></text:span><text:span text:style-name="T3">as</text:span><text:span text:style-name="T6"> r3 </text:span><text:span text:style-name="T3">natural join</text:span><text:span text:style-name="T6"> student</text:span></text:p>
      <text:p text:style-name="Text_20_body"><text:line-break/></text:p>
      <text:p text:style-name="Text_20_body"><text:line-break/><text:line-break/></text:p>
      <text:p text:style-name="Text_20_body"><text:lin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ree Serif" svg:font-family="'Bree Serif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5:12:14.500668288</meta:creation-date>
    <dc:date>2017-09-09T23:21:15.401291103</dc:date>
    <meta:editing-duration>PT17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5" meta:paragraph-count="177" meta:word-count="690" meta:character-count="4855" meta:non-whitespace-character-count="4323"/>
  </office:meta>
</office:document-meta>
</file>